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Open Sans" svg:font-family="'Open Sans'" style:font-family-generic="swiss"/>
    <style:font-face style:name="Andale Mono" svg:font-family="'Andale Mono'" style:font-pitch="fixed"/>
    <style:font-face style:name="Courier 10 Pitch" svg:font-family="'Courier 10 Pitch'" style:font-pitch="fixed"/>
    <style:font-face style:name="Courier 10 Pitch1" svg:font-family="'Courier 10 Pitch'" style:font-adornments="Italic" style:font-pitch="fixed"/>
    <style:font-face style:name="Ubuntu Mono" svg:font-family="'Ubuntu Mono'" style:font-adornments="Italic" style:font-pitch="fixed"/>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2" svg:font-family="'Liberation Mono'" style:font-adornments="Italic"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Ubuntu" svg:font-family="Ubuntu" style:font-pitch="variable"/>
    <style:font-face style:name="Ubuntu2" svg:font-family="Ubuntu" style:font-adornments="Italic" style:font-pitch="variable"/>
    <style:font-face style:name="Ubuntu1" svg:font-family="Ubuntu" style:font-adornments="Regular" style:font-pitch="variable"/>
    <style:font-face style:name="Bitstream Charter" svg:font-family="'Bitstream Charter'" style:font-family-generic="roman" style:font-pitch="variable"/>
    <style:font-face style:name="Georgia" svg:font-family="Georg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Regular Condensed" style:font-family-generic="swiss" style:font-pitch="variable"/>
    <style:font-face style:name="Open Sans1" svg:font-family="'Open Sans'" style:font-family-generic="swiss" style:font-pitch="variable"/>
    <style:font-face style:name="Open Sans2" svg:font-family="'Ope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First_20_Page">
      <style:paragraph-properties fo:margin-top="0in" fo:margin-bottom="1.5in" fo:text-align="end" style:justify-single-word="false" style:page-number="auto"/>
      <style:text-properties style:font-name="Ubuntu"/>
    </style:style>
    <style:style style:name="P2" style:family="paragraph" style:parent-style-name="Text_20_body">
      <style:text-properties style:font-name="Liberation Serif1"/>
    </style:style>
    <style:style style:name="P3" style:family="paragraph" style:parent-style-name="Text_20_body">
      <style:text-properties style:font-name="Liberation Serif1" fo:font-style="italic" style:font-style-asian="italic" style:font-style-complex="italic"/>
    </style:style>
    <style:style style:name="P4" style:family="paragraph" style:parent-style-name="Text_20_body">
      <style:text-properties style:font-name="Liberation Serif1" fo:font-style="normal" style:font-style-asian="normal" style:font-style-complex="normal"/>
    </style:style>
    <style:style style:name="P5" style:family="paragraph" style:parent-style-name="Preformatted_20_Text">
      <style:paragraph-properties loext:contextual-spacing="false" fo:margin-top="0in" fo:margin-bottom="0.1965in"/>
      <style:text-properties style:font-name="Liberation Serif1" fo:font-style="italic" style:font-style-asian="italic" style:font-style-complex="italic"/>
    </style:style>
    <style:style style:name="P6" style:family="paragraph" style:parent-style-name="Note">
      <style:text-properties style:font-name="DejaVu Sans"/>
    </style:style>
    <style:style style:name="P7" style:family="paragraph" style:parent-style-name="Heading_20_1">
      <style:paragraph-properties fo:text-align="start" style:justify-single-word="false"/>
      <style:text-properties style:font-name="Ubuntu"/>
    </style:style>
    <style:style style:name="P8" style:family="paragraph" style:parent-style-name="Code">
      <style:text-properties style:font-name="Liberation Serif1" fo:font-style="italic" style:font-style-asian="italic" style:font-style-complex="italic"/>
    </style:style>
    <style:style style:name="P9" style:family="paragraph" style:parent-style-name="Topics" style:list-style-name="L3">
      <style:paragraph-properties fo:margin-top="0in" fo:margin-bottom="0in" fo:line-height="120%" fo:text-align="start" style:justify-single-word="false"/>
      <style:text-properties style:font-name="DejaVu Sans" fo:font-size="10.5pt" style:font-size-asian="10.5pt" style:font-size-complex="10.5pt"/>
    </style:style>
    <style:style style:name="P10" style:family="paragraph" style:parent-style-name="Topics" style:list-style-name="L3">
      <style:paragraph-properties fo:margin-left="1in" fo:margin-right="0in" fo:margin-top="0in" fo:margin-bottom="0.1in" fo:line-height="120%" fo:text-align="start" style:justify-single-word="false" fo:text-indent="0in" style:auto-text-indent="false"/>
      <style:text-properties style:font-name="DejaVu Sans" fo:font-size="10.5pt" style:font-size-asian="10.5pt" style:font-size-complex="10.5pt"/>
    </style:style>
    <style:style style:name="P11" style:family="paragraph" style:parent-style-name="Heading_20_2">
      <style:text-properties style:font-name="Liberation Serif1"/>
    </style:style>
    <style:style style:name="T1" style:family="text">
      <style:text-properties style:font-name="DejaVu Sans"/>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24pt" style:font-size-asian="24pt" style:font-size-complex="24pt"/>
    </style:style>
    <style:style style:name="T4" style:family="text">
      <style:text-properties fo:font-weight="normal" style:font-weight-asian="normal" style:font-weight-complex="normal"/>
    </style:style>
    <style:style style:name="T5" style:family="text">
      <style:text-properties style:font-name="Liberation Serif1"/>
    </style:style>
    <style:style style:name="T6" style:family="text">
      <style:text-properties style:font-name="Liberation Serif1" fo:font-style="italic" style:font-style-asian="italic" style:font-style-complex="italic"/>
    </style:style>
    <style:style style:name="T7" style:family="text">
      <style:text-properties style:font-name="Liberation Serif1" fo:font-size="10.5pt" style:font-size-asian="10.5pt" style:font-size-complex="10.5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style:font-name="Courier 10 Pitch"/>
    </style:style>
    <style:style style:name="T12" style:family="text">
      <style:text-properties style:font-name="Liberation Mono" fo:font-size="10.5pt" style:font-size-asian="10.5pt" style:font-size-complex="10.5pt"/>
    </style:style>
    <style:style style:name="T13" style:family="text">
      <style:text-properties style:font-name="Liberation Mono" fo:font-size="10pt" style:font-size-asian="10pt" style:font-size-complex="10pt"/>
    </style:style>
    <style:style style:name="T14" style:family="text">
      <style:text-properties style:font-name="Liberation Mono"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5in" fo:text-indent="-0.15in" fo:margin-left="1.1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HAPTER 2</text:span></text:p>
      <text:h text:style-name="P7" text:outline-level="1"><text:span text:style-name="T3">MANAGING RUBY VERSIONS WITH RVM</text:span></text:h>
      <text:list xml:id="list1391471672" text:style-name="L3">
        <text:list-header>
          <text:p text:style-name="P10">Topics covered in this chapter:</text:p>
        </text:list-header>
        <text:list-item>
          <text:p text:style-name="P9">How to install RVM</text:p>
        </text:list-item>
        <text:list-item>
          <text:p text:style-name="P9">Installing multiple Ruby instances with RVM</text:p>
        </text:list-item>
        <text:list-item>
          <text:p text:style-name="P9">Using RVM to switch between Ruby versions</text:p>
        </text:list-item>
        <text:list-item>
          <text:p text:style-name="P9">RVM Gemsets</text:p>
        </text:list-item>
        <text:list-item>
          <text:p text:style-name="P9">RVM dotfiles .rvmrc, .ruby-version, .ruby-gemset</text:p>
        </text:list-item>
        <text:list-item>
          <text:p text:style-name="P9">Updating RVM</text:p>
        </text:list-item>
        <text:list-item>
          <text:p text:style-name="P9"><text:span text:style-name="T4">Alternatives to RVM: rbenv, ry</text:span></text:p>
        </text:list-item>
      </text:list>
      <text:p text:style-name="First_20_line_20_indent">RVM is the Ruby Version Manager. It allows you to install multiple versions of Ruby alongside one another on the same system and switch between them.</text:p>
      <text:p text:style-name="Text_20_body">Why would you want to do this? </text:p>
      <text:p text:style-name="Text_20_body">Imagine that you have an old project that only works on Ruby 1.9 but you have a new project that you want to use with the current version of Ruby (2.2 at this <text:soft-page-break/>writing.) Or you would like to try a newer version of Ruby but don't want to risk the stability of your system.</text:p>
      <text:p text:style-name="Text_20_body">You <text:span text:style-name="Emphasis">could </text:span>just use the version of Ruby installed on your system, but that would mean needing to have multiple OSes available, either on separate hardware or as VMs. That could get unwieldly.</text:p>
      <text:p text:style-name="Text_20_body">Or you could install (or compile) multiple versions of Ruby on one system, and then use symlinks, aliases, or path entries to manage which version of Ruby you want to work with.<text:span text:style-name="Source_20_Text"> <text:s/></text:span></text:p>
      <text:p text:style-name="Console"><text:span text:style-name="Source_20_Text">ln -s /usr/local/ruby-1.9.3/bin/ruby /usr/local/bin/ruby</text:span></text:p>
      <text:p text:style-name="Console"/>
      <text:p text:style-name="Console"><text:span text:style-name="Source_20_Text">alias ruby=/usr/local/ruby-2.2.0/bin/ruby</text:span></text:p>
      <text:p text:style-name="Console"><text:span text:style-name="Source_20_Text">alias irb=/usr/local/ruby-2.2.0/bin/irb</text:span></text:p>
      <text:p text:style-name="Console"><text:span text:style-name="Source_20_Text"/></text:p>
      <text:p text:style-name="Console"><text:span text:style-name="Source_20_Text">current_ruby=/usr/local/jruby-bin-9.0.0.0.pre1</text:span></text:p>
      <text:p text:style-name="Console"><text:span text:style-name="Source_20_Text">export PATH=$CURRENT_RUBY/bin:$PATH</text:span></text:p>
      <text:p text:style-name="Text_20_body">This is essentially what RVM does for you.</text:p>
      <text:p text:style-name="Text_20_body">But this can get confusing and is error prone.</text:p>
      <text:p text:style-name="Console"><text:span text:style-name="Source_20_Text">which ruby</text:span></text:p>
      <text:p text:style-name="Console"><text:span text:style-name="Source_20_Text">/usr/local/bin/ruby</text:span></text:p>
      <text:p text:style-name="Console"><text:span text:style-name="Source_20_Text"/></text:p>
      <text:p text:style-name="Console"><text:span text:style-name="Source_20_Text">which irb</text:span></text:p>
      <text:p text:style-name="Console"><text:span text:style-name="Source_20_Text">/usr/local/ruby-2.2.0/bin/irb</text:span></text:p>
      <text:p text:style-name="Console"><text:span text:style-name="Source_20_Text"><text:s text:c="4"/></text:span></text:p>
      <text:p text:style-name="Console"><text:span text:style-name="Source_20_Text">which gem</text:span></text:p>
      <text:p text:style-name="Console"><text:span text:style-name="Source_20_Text">/usr/local/jruby-bin-9.0.0.0.pre1/bin/gem</text:span></text:p>
      <text:p text:style-name="Text_20_body">RVM helps manage this in a clean, consistent way.</text:p>
      <text:p text:style-name="Text_20_body">Not only that, RVM installs Ruby for you, compiling a specific version if necessary. And it does a much better job of it than I could ever do.</text:p>
      <text:h text:style-name="Heading_20_2" text:outline-level="2"><text:bookmark text:name="toc_1"/><text:soft-page-break/>Installing RVM</text:h>
      <text:p text:style-name="Text_20_body">Installing RVM couldn't be much easier.<text:note text:id="ftn1" text:note-class="footnote"><text:note-citation>1</text:note-citation><text:note-body><text:p text:style-name="Footnote">Well it was, until recently, slightly easier to install RVM. You didn't used to need to install a gpg key, but to prevent malicious users from tricking you into downloading a hacked version with malicious code, it is now required. Such is the price of security.</text:p></text:note-body></text:note></text:p>
      <text:p text:style-name="Text_20_body">Go to http://rvm.io and run the simple shell scripts provided there.</text:p>
      <text:p text:style-name="Text_20_body">First install the GPG encryption key.</text:p>
      <text:p text:style-name="Console"><text:span text:style-name="Source_20_Text">\curl -sSL https://rvm.io/mpapis.asc | gpg --import -</text:span></text:p>
      <text:p text:style-name="Note">Note: <text:s/>The backslash before the curl command prevents it from using any shell script alias you might have.</text:p>
      <text:p text:style-name="Text_20_body">Then fetch the RVM installation source.</text:p>
      <text:p text:style-name="Console"><text:span text:style-name="Source_20_Text">\curl -sSL https://get.rvm.io | bash -s stable</text:span></text:p>
      <text:p text:style-name="Text_20_body">Finally, enable RVM by sourcing the rvm script file.</text:p>
      <text:p text:style-name="Console"><text:span text:style-name="Source_20_Text">source "$HOME/.rvm/scripts/rvm</text:span></text:p>
      <text:p text:style-name="Text_20_body">You should use RVM on a per user basis, but if you need to, it can be installed globally by invoking the installation script using <text:span text:style-name="T13">sudo</text:span>.</text:p>
      <text:h text:style-name="Heading_20_2" text:outline-level="2">Installing Ruby with RVM</text:h>
      <text:p text:style-name="Text_20_body">Now you can install all sorts of different Rubies.</text:p>
      <text:p text:style-name="Console"><text:span text:style-name="Source_20_Text">rvm install ruby-1.8.7</text:span></text:p>
      <text:p text:style-name="Console"><text:soft-page-break/><text:span text:style-name="Source_20_Text">rvm install ruby-1.9.3-p547</text:span></text:p>
      <text:p text:style-name="Console"><text:span text:style-name="Source_20_Text">rvm install jruby</text:span></text:p>
      <text:p text:style-name="Console"><text:span text:style-name="Source_20_Text">rvm install rubinius</text:span></text:p>
      <text:p text:style-name="Console"><text:span text:style-name="Source_20_Text">rvm install ree</text:span></text:p>
      <text:p text:style-name="Text_20_body"><text:s/>RVM will even update your system and install dependencies as needed. I have spent many frustrating hours trying to resolve issues building Ruby from source only to watch RVM do it effortlessly. It really is an amazing product.</text:p>
      <text:p text:style-name="Text_20_body">Technically, you only need to specify the version number, “<text:span text:style-name="T12">ruby-</text:span>” is assumed. <text:s/>The following commands accomplish the same thing:</text:p>
      <text:p text:style-name="Console"><text:span text:style-name="Source_20_Text"><text:span text:style-name="T9">rvm install ruby-2.1.5<text:line-break/>rvm install 2.1.5</text:span></text:span></text:p>
      <text:p text:style-name="Text_20_body">If you only specify part of the version, RVM will install the latest release of that version.</text:p>
      <text:p text:style-name="Text_20_body">For instance,<text:span text:style-name="T12"> rvm install 2.1 </text:span>will install<text:span text:style-name="T12"> ruby-2.1.5</text:span><text:span text:style-name="T7">.</text:span></text:p>
      <text:p text:style-name="Text_20_body">You can also upgrade an existing (minor release) version of Ruby you have installed with RVM.</text:p>
      <text:p text:style-name="Console"><text:span text:style-name="Source_20_Text">rvm upgrade 1.9.3</text:span></text:p>
      <text:p text:style-name="Text_20_body">And now you can go through all those old books and tutorials with the exact version of Ruby used by the authors. You could even go and reproduce that ancient bug in your first consulting project from years ago if you really wanted to.</text:p>
      <text:h text:style-name="Heading_20_2" text:outline-level="2"><text:span text:style-name="T1">Using RVM to switch between Ruby versions</text:span></text:h>
      <text:p text:style-name="P2">Once you have installed the version of Ruby that you want to use with RVM, using that version is straightforward.</text:p>
      <text:p text:style-name="Console"><text:soft-page-break/><text:span text:style-name="Source_20_Text"><text:span text:style-name="T9">rvm use 2.2.0</text:span></text:span></text:p>
      <text:p text:style-name="Text_20_body"><text:span text:style-name="T5">To see a list of all Ruby versions installed with RVM:</text:span></text:p>
      <text:p text:style-name="Console"><text:span text:style-name="Source_20_Text"><text:span text:style-name="T9">rvm list</text:span></text:span></text:p>
      <text:p text:style-name="Text_20_body">Your output will look similar to this:</text:p>
      <text:p text:style-name="Console"><text:span text:style-name="T13">rvm rubies</text:span></text:p>
      <text:p text:style-name="Console">=&gt; jruby-1.7.19 [ x86_64 ]</text:p>
      <text:p text:style-name="Console"><text:s text:c="3"/>ree-1.8.7-2012.02 [ x86_64 ]</text:p>
      <text:p text:style-name="Console"><text:s text:c="3"/>ruby-1.8.7-head [ x86_64 ]</text:p>
      <text:p text:style-name="Console"><text:s text:c="3"/>ruby-1.9.3-p547 [ x86_64 ]</text:p>
      <text:p text:style-name="Console"><text:s text:c="3"/>ruby-1.9.3-p551 [ x86_64 ]</text:p>
      <text:p text:style-name="Console"><text:s text:c="3"/>ruby-2.0.0-p598 [ x86_64 ]</text:p>
      <text:p text:style-name="Console"><text:s text:c="3"/>ruby-2.1.5 [ x86_64 ]</text:p>
      <text:p text:style-name="Console"><text:s/>* ruby-2.2.0 [ x86_64 ]</text:p>
      <text:p text:style-name="P6">NOTE: the following symbols indicate:<text:line-break/><text:line-break/><text:span text:style-name="T14">=&gt;</text:span><text:span text:style-name="T8"><text:tab/></text:span>the version of Ruby currently in use<text:line-break/><text:span text:style-name="T14"> *</text:span><text:span text:style-name="T8"><text:tab/></text:span>the default Ruby version used by RVM<text:line-break/><text:span text:style-name="T14">=*</text:span><text:span text:style-name="T8"><text:tab/></text:span>both the default and currently in use</text:p>
      <text:p text:style-name="Text_20_body"><text:span text:style-name="T5">You can change the default version of Ruby used by RVM.</text:span></text:p>
      <text:p text:style-name="Console"><text:span text:style-name="T13">rvm default 2.1.5</text:span></text:p>
      <text:p text:style-name="Text_20_body"><text:span text:style-name="T5">To see a list of all available Ruby versions:</text:span></text:p>
      <text:p text:style-name="Console"><text:span text:style-name="T13">rvm list known</text:span></text:p>
      <text:h text:style-name="Heading_20_2" text:outline-level="2"><text:span text:style-name="T1">Gemsets</text:span></text:h>
      <text:p text:style-name="P3">RVM gemsets...</text:p>
      <text:p text:style-name="P3"><text:soft-page-break/>create a new gemset</text:p>
      <text:p text:style-name="Text_20_body"><text:span text:style-name="T6">switch between gemsets</text:span></text:p>
      <text:p text:style-name="listing"><text:span text:style-name="T1"/></text:p>
      <text:h text:style-name="Heading_20_2" text:outline-level="2"><text:span text:style-name="T1">Specifying RVM project settings</text:span></text:h>
      <text:p text:style-name="P3">Specifying rvm options per directory with </text:p>
      <text:p text:style-name="P3">ruby-version, ruby-gemset, rvmrc, <text:s/>versions.conf</text:p>
      <text:p text:style-name="P3">Specify Ruby version in Gemfile</text:p>
      <text:p text:style-name="P3">prefer to use comments since older versions of Bundler do not support all rvm directives</text:p>
      <text:p text:style-name="P3">User and global RVM settings at ~/.rvmrc /etc/rvmrc</text:p>
      <text:h text:style-name="P11" text:outline-level="2">Updating RVM</text:h>
      <text:p text:style-name="P4">From time to time it is a good idea to update RVM to make sure you have the latest version. <text:s/>RVM will sometimes prompt you to do this. <text:s/>You can just re-install RVM, but RVM also allows you to upgrade with the following command:</text:p>
      <text:p text:style-name="P5"><text:span text:style-name="Source_20_Text">rvm get stable</text:span></text:p>
      <text:p text:style-name="P4">You can get the latest development version of RVM (if, say, you want a recent bug fix) by typing:</text:p>
      <text:p text:style-name="P5"><text:span text:style-name="Source_20_Text">rvm get head</text:span></text:p>
      <text:p text:style-name="P4"><text:soft-page-break/>You can specify any repository and <text:s/>branch name in the place of stable or head.</text:p>
      <text:p text:style-name="P4">##Getting rid of RVM</text:p>
      <text:p text:style-name="P4">To exit rvm (and use the system Ruby) </text:p>
      <text:p text:style-name="P4"/>
      <text:h text:style-name="P11" text:outline-level="2">RVM Reference Documentation</text:h>
      <text:p text:style-name="P2">The reference documentation for RVM is quite good. <text:s/>It is available on the RVM website: <text:a xlink:type="simple" xlink:href="http://rvm.io/">http://rvm.io</text:a></text:p>
      <text:h text:style-name="P11" text:outline-level="2">Alternatives to RVM</text:h>
      <text:p text:style-name="Text_20_body"><text:span text:style-name="T5">RVM can be pretty complex and invasive. <text:s/>It changes the way your default shell behaves. <text:s/>If RVM is not your cup of tea – or if you just want to be different – there are several alternatives available.</text:span></text:p>
      <text:p text:style-name="Text_20_body"><text:span text:style-name="T5">Part of the power (and complexity) of RVM comes from it's ability to create gemsets. <text:s/>Gemsets are not, however, very portable and Bundler (a tool we'll be talking about next) allows you to manage gems easily on a per-project basis.</text:span></text:p>
      <text:h text:style-name="Heading_20_4" text:outline-level="4">rbenv</text:h>
      <text:p text:style-name="P4">The most popular alternative to RVM currently, is <text:span text:style-name="T11">rbenv</text:span>. <text:s text:c="2"/>Many developers seem to prefer rbenv, and it works well with Bundler. <text:s/>It is focused solely on managing ruby versions, which makes it simpler than RVM</text:p>
      <text:p text:style-name="P4">Checkout rbenv at <text:a xlink:type="simple" xlink:href="https://github.com/sstephenson/rbenv">https://github.com/sstephenson/rbenv</text:a></text:p>
      <text:p text:style-name="P4"><text:soft-page-break/></text:p>
      <text:h text:style-name="Heading_20_4" text:outline-level="4">ry</text:h>
      <text:p text:style-name="P4">To try something even simpler, checkout <text:span text:style-name="T11">ry</text:span>. <text:s/>It bills itself as the simplest ruby virtual environment. <text:s/>There is no sub-shell and it simply uses symlinks. It can be used in conjunction with ruby-build (created by the author of rbenv) to install Ruby versions.</text:p>
      <text:p text:style-name="P4">ry: <text:a xlink:type="simple" xlink:href="https://github.com/jneen/ry">https://github.com/jneen/ry</text:a></text:p>
      <text:p text:style-name="P4">ruby-build: <text:a xlink:type="simple" xlink:href="https://github.com/sstephenson/ruby-build">https://github.com/sstephenson/ruby-build</text:a></text:p>
      <text:p text:style-name="P4">A comprehensive list of RVM alternatives (and there are many) is available at:</text:p>
      <text:p text:style-name="P4"><text:a xlink:type="simple" xlink:href="https://github.com/wayneeseguin/rvm/blob/master/docs/alt.md"><text:span text:style-name="T9">https://github.com/wayneeseguin/rvm/blob/master/docs/alt.md</text:span></text:a></text:p>
      <text:p text:style-name="listing"><text:span text:style-name="T1">listing 2.1</text:span></text:p>
      <text:p text:style-name="Code">int main() {</text:p>
      <text:p text:style-name="Code"><text:s text:c="2"/>println(“hello, world”);</text:p>
      <text:p text:style-name="Code"><text:s text:c="4"/></text:p>
      <text:p text:style-name="Code"><text:s text:c="2"/>for (int i=0; i&lt;10; i++) {</text:p>
      <text:p text:style-name="Code"><text:s text:c="4"/>call(i+1);</text:p>
      <text:p text:style-name="Code"><text:s text:c="4"/>if (i &gt; 5) {</text:p>
      <text:p text:style-name="Code"><text:s text:c="6"/>call(i+10);</text:p>
      <text:p text:style-name="Code"><text:s text:c="4"/>}</text:p>
      <text:p text:style-name="Code"><text:s text:c="2"/>}</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OpenSymbol" svg:font-family="OpenSymbol"/>
    <style:font-face style:name="FreeSans1" svg:font-family="FreeSans" style:font-family-generic="swiss"/>
    <style:font-face style:name="Open Sans" svg:font-family="'Open Sans'" style:font-family-generic="swiss"/>
    <style:font-face style:name="Andale Mono" svg:font-family="'Andale Mono'" style:font-pitch="fixed"/>
    <style:font-face style:name="Courier 10 Pitch" svg:font-family="'Courier 10 Pitch'" style:font-pitch="fixed"/>
    <style:font-face style:name="Courier 10 Pitch1" svg:font-family="'Courier 10 Pitch'" style:font-adornments="Italic" style:font-pitch="fixed"/>
    <style:font-face style:name="Ubuntu Mono" svg:font-family="'Ubuntu Mono'" style:font-adornments="Italic" style:font-pitch="fixed"/>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2" svg:font-family="'Liberation Mono'" style:font-adornments="Italic"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Ubuntu" svg:font-family="Ubuntu" style:font-pitch="variable"/>
    <style:font-face style:name="Ubuntu2" svg:font-family="Ubuntu" style:font-adornments="Italic" style:font-pitch="variable"/>
    <style:font-face style:name="Ubuntu1" svg:font-family="Ubuntu" style:font-adornments="Regular" style:font-pitch="variable"/>
    <style:font-face style:name="Bitstream Charter" svg:font-family="'Bitstream Charter'" style:font-family-generic="roman" style:font-pitch="variable"/>
    <style:font-face style:name="Georgia" svg:font-family="Georg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Bold" style:font-family-generic="swiss" style:font-pitch="variable"/>
    <style:font-face style:name="DejaVu Sans1"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Regular Condensed" style:font-family-generic="swiss" style:font-pitch="variable"/>
    <style:font-face style:name="Open Sans1" svg:font-family="'Open Sans'" style:font-family-generic="swiss" style:font-pitch="variable"/>
    <style:font-face style:name="Open Sans2" svg:font-family="'Ope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5in"/>
      <style:text-properties style:font-name="DejaVu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1in" fo:margin-bottom="0.1in" fo:line-height="120%" fo:text-align="justify" style:justify-single-word="false">
        <style:tab-stops/>
      </style:paragraph-properties>
      <style:text-properties style:font-name="Liberation Serif" style:font-size-asian="10.5pt"/>
    </style:style>
    <style:style style:name="List" style:family="paragraph" style:parent-style-name="Text_20_body" style:class="list">
      <style:text-properties style:font-name="Open San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Open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Open Sans" style:font-size-asian="12pt" style:font-name-complex="FreeSans1"/>
    </style:style>
    <style:style style:name="Heading_20_1" style:display-name="Heading 1" style:family="paragraph" style:parent-style-name="Heading" style:next-style-name="Text_20_body" style:default-outline-level="1" style:class="text">
      <style:paragraph-properties fo:margin="100%" fo:margin-left="0.25in" fo:margin-right="0.25in" fo:margin-top="0.25in" fo:margin-bottom="0.5in"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fo:padding="0.0201in" fo:border-left="none" fo:border-right="none" fo:border-top="none" fo:border-bottom="0.06pt solid #000000" style:shadow="none" text:number-lines="false" text:line-number="0">
        <style:tab-stops>
          <style:tab-stop style:position="2.8374in" style:type="center"/>
          <style:tab-stop style:position="5.6752in" style:type="right"/>
        </style:tab-stops>
      </style:paragraph-properties>
      <style:text-properties style:font-name="DejaVu Sans1" fo:font-size="10pt" style:font-size-asian="10.5pt"/>
    </style:style>
    <style:style style:name="Topics" style:family="paragraph" style:parent-style-name="Text_20_body" style:master-page-name="">
      <style:paragraph-properties fo:margin="100%" fo:margin-left="1in" fo:margin-right="0.25in" fo:margin-top="0in" fo:margin-bottom="0in" fo:line-height="100%" fo:text-indent="-0.25in" style:auto-text-indent="true" style:page-number="auto" fo:background-color="transparent" fo:padding="0.25in" fo:border="0.06pt solid #000000" style:shadow="none">
        <style:tab-stops/>
        <style:background-image/>
      </style:paragraph-properties>
      <style:text-properties fo:font-size="10pt" fo:font-style="italic" style:font-size-asian="10.5pt"/>
    </style:style>
    <style:style style:name="Footnote" style:family="paragraph" style:parent-style-name="Standard" style:class="extra" style:master-page-name="">
      <style:paragraph-properties fo:margin="100%" fo:margin-left="0.2354in" fo:margin-right="0in" fo:text-indent="-0.2354in" style:auto-text-indent="false" style:page-number="auto" text:number-lines="false" text:line-number="0"/>
      <style:text-properties style:font-name="DejaVu Sans Light" fo:font-size="9pt" fo:font-weight="150" style:font-size-asian="10pt" style:font-size-complex="10pt"/>
    </style:style>
    <style:style style:name="Preformatted_20_Text" style:display-name="Preformatted Text" style:family="paragraph" style:parent-style-name="Standard" style:class="html" style:master-page-name="">
      <style:paragraph-properties loext:contextual-spacing="false" fo:margin="100%" fo:margin-left="0in" fo:margin-right="0in" fo:margin-top="0in" fo:margin-bottom="0in" fo:keep-together="always" fo:text-indent="0in" style:auto-text-indent="false" style:page-number="auto" fo:background-color="transparent" fo:padding="0in" fo:border="none" style:shadow="none">
        <style:tab-stops/>
        <style:background-image/>
      </style:paragraph-properties>
      <style:text-properties style:font-name="Liberation Mono" fo:font-size="10pt" style:font-name-asian="Courier New" style:font-size-asian="10pt" style:font-name-complex="Liberation Mono" style:font-size-complex="10pt"/>
    </style:style>
    <style:style style:name="Heading_20_2" style:display-name="Heading 2" style:family="paragraph" style:parent-style-name="Heading" style:next-style-name="Text_20_body" style:default-outline-level="2" style:class="text">
      <style:paragraph-properties loext:contextual-spacing="false" fo:margin="100%" fo:margin-left="0in" fo:margin-right="0in" fo:margin-top="0.25in" fo:margin-bottom="0.15in" fo:text-indent="0in" style:auto-text-indent="false"/>
      <style:text-properties style:font-name="DejaVu Sans2" fo:font-size="16pt" fo:font-weight="bold" style:font-size-asian="115%" style:font-weight-asian="bold" style:font-size-complex="115%" style:font-weight-complex="bold"/>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Note" style:family="paragraph" style:parent-style-name="Quotations">
      <style:paragraph-properties fo:margin="100%" fo:margin-left="0.25in" fo:margin-right="0.25in" fo:margin-top="0.2in" fo:margin-bottom="0.2in" fo:text-indent="0in" style:auto-text-indent="false" fo:background-color="transparent" fo:padding="0.1in" fo:border="0.11pt dotted #000000" style:shadow="none">
        <style:background-image/>
      </style:paragraph-properties>
      <style:text-properties fo:font-size="10pt" fo:font-style="italic" fo:font-weight="normal" style:font-size-asian="10.5pt"/>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2.8374in" style:type="center"/>
          <style:tab-stop style:position="5.6799in" style:type="right"/>
        </style:tab-stops>
      </style:paragraph-properties>
      <style:text-properties style:font-name="Ubuntu1"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2.8374in" style:type="center"/>
          <style:tab-stop style:position="5.6752in" style:type="righ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5in" fo:margin-bottom="0in" fo:text-indent="0in" style:auto-text-indent="false">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sole" style:family="paragraph" style:parent-style-name="Preformatted_20_Text" style:class="text" style:master-page-name="">
      <style:paragraph-properties fo:margin-top="0in" fo:margin-bottom="0in" style:page-number="auto" fo:background-color="#e6e6e6" fo:padding="0.1in" fo:border="0.06pt solid #000000">
        <style:tab-stops>
          <style:tab-stop style:position="0in" style:type="right" style:leader-style="dotted" style:leader-text="."/>
        </style:tab-stops>
        <style:background-image/>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tab-stops/>
      </style:paragraph-properties>
    </style:style>
    <style:style style:name="Code" style:family="paragraph" style:parent-style-name="Preformatted_20_Text" style:master-page-name="">
      <style:paragraph-properties fo:margin="100%" fo:margin-left="0in" fo:margin-right="0in" fo:line-height="120%" fo:text-indent="0in" style:auto-text-indent="false" style:page-number="auto" fo:background-color="transparent" fo:padding="0.1in" fo:border-left="none" fo:border-right="none" fo:border-top="0.51pt solid #000000" fo:border-bottom="0.51pt solid #000000">
        <style:tab-stops/>
        <style:background-image/>
      </style:paragraph-properties>
      <style:text-properties style:font-name="Liberation Mono1"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listing" style:family="paragraph" style:parent-style-name="Text">
      <style:paragraph-properties fo:margin="100%" fo:margin-left="0in" fo:margin-right="0.1in" fo:margin-top="0.1in" fo:margin-bottom="0.0201in" fo:line-height="100%" fo:text-align="end" style:justify-single-word="false" fo:text-indent="0in" style:auto-text-indent="false" fo:padding="0in" fo:border="none" style:shadow="none">
        <style:tab-stops/>
      </style:paragraph-properties>
      <style:text-properties fo:color="#333333" fo:font-size="10pt" style:text-underline-style="none" fo:font-weight="bold"/>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Courier New" style:font-name-complex="Liberation Mono"/>
    </style:style>
    <style:style style:name="Internet_20_link" style:display-name="Internet link" style:family="text">
      <style:text-properties fo:color="#000080" style:font-name="Courier 10 Pitch1" fo:font-size="10.5pt" fo:language="zxx" fo:country="none" fo:font-style="italic"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25in" fo:page-height="9.25in" style:num-format="1" style:print-orientation="portrait" fo:margin="0.7874in" fo:margin-top="0.7874in" fo:margin-bottom="0.7874in" fo:margin-left="0.7874in" fo:margin-right="0.7874in" fo:border="none" fo:padding="0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7.25in" fo:page-height="9.25in" style:num-format="1" style:print-orientation="portrait" fo:margin="0.7874in" fo:margin-top="0.7874in" fo:margin-bottom="0.7874in" fo:margin-left="0.7874in" fo:margin-right="0.7874in" fo:border-top="0.06pt solid #000000" fo:border-bottom="none" fo:border-left="none" fo:border-right="none" fo:padding="0.020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7.25in" fo:page-height="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Get Started with Rails: Managing Ruby Versions with RVM<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Evans</meta:initial-creator>
    <meta:creation-date>2015-02-18T10:28:26</meta:creation-date>
    <dc:date>2015-02-18T17:38:16</dc:date>
    <dc:creator>Aaron Evans</dc:creator>
    <meta:editing-duration>PT6H48M3S</meta:editing-duration>
    <meta:editing-cycles>138</meta:editing-cycles>
    <meta:generator>LibreOffice/3.5$Linux_X86_64 LibreOffice_project/350m1$Build-2</meta:generator>
    <meta:document-statistic meta:table-count="0" meta:image-count="0" meta:object-count="0" meta:page-count="8" meta:paragraph-count="122" meta:word-count="1131" meta:character-count="6834" meta:non-whitespace-character-count="5748"/>
  </office:meta>
</office:document-meta>
</file>